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ETTERS" style:family="table">
      <style:table-properties style:width="27.201cm" table:align="margins"/>
    </style:style>
    <style:style style:name="LETTERS.A" style:family="table-column">
      <style:table-column-properties style:column-width="0.96cm" style:rel-column-width="544*"/>
    </style:style>
    <style:style style:name="LETTERS.B" style:family="table-column">
      <style:table-column-properties style:column-width="4.057cm" style:rel-column-width="2300*"/>
    </style:style>
    <style:style style:name="LETTERS.C" style:family="table-column">
      <style:table-column-properties style:column-width="3.371cm" style:rel-column-width="1911*"/>
    </style:style>
    <style:style style:name="LETTERS.D" style:family="table-column">
      <style:table-column-properties style:column-width="10.319cm" style:rel-column-width="5850*"/>
    </style:style>
    <style:style style:name="LETTERS.E" style:family="table-column">
      <style:table-column-properties style:column-width="8.495cm" style:rel-column-width="4816*"/>
    </style:style>
    <style:style style:name="LETTERS.1" style:family="table-row">
      <style:table-row-properties fo:keep-together="always"/>
    </style:style>
    <style:style style:name="LETTERS.A1" style:family="table-cell">
      <style:table-cell-properties fo:background-color="#cccccc" fo:padding="0.097cm" fo:border="none">
        <style:background-image/>
      </style:table-cell-properties>
    </style:style>
    <style:style style:name="LETTERS.A2" style:family="table-cell">
      <style:table-cell-properties fo:padding="0.097cm" fo:border="none"/>
    </style:style>
    <style:style style:name="LETTERS.B2" style:family="table-cell">
      <style:table-cell-properties fo:padding="0.097cm" fo:border="none"/>
    </style:style>
    <style:style style:name="LETTERS.C2" style:family="table-cell">
      <style:table-cell-properties fo:padding="0.097cm" fo:border="none"/>
    </style:style>
    <style:style style:name="LETTERS.D2" style:family="table-cell">
      <style:table-cell-properties fo:padding="0.097cm" fo:border="none"/>
    </style:style>
    <style:style style:name="LETTERS.E2" style:family="table-cell">
      <style:table-cell-properties fo:padding="0.097cm" fo:border="none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3" style:family="paragraph" style:parent-style-name="Table_20_Heading">
      <style:text-properties officeooo:rsid="00332afd" officeooo:paragraph-rsid="0021818d"/>
    </style:style>
    <style:style style:name="P4" style:family="paragraph" style:parent-style-name="Table_20_Heading">
      <style:paragraph-properties fo:text-align="start" style:justify-single-word="false"/>
      <style:text-properties officeooo:rsid="00332afd" officeooo:paragraph-rsid="00332afd"/>
    </style:style>
    <style:style style:name="P5" style:family="paragraph" style:parent-style-name="Table_20_Heading">
      <style:text-properties officeooo:rsid="00391daf" officeooo:paragraph-rsid="00391daf"/>
    </style:style>
    <style:style style:name="P6" style:family="paragraph" style:parent-style-name="Table_20_Heading">
      <style:paragraph-properties fo:text-align="center" style:justify-single-word="false"/>
      <style:text-properties officeooo:rsid="000d285a" officeooo:paragraph-rsid="000d285a"/>
    </style:style>
    <style:style style:name="P7" style:family="paragraph" style:parent-style-name="Table_20_Heading">
      <style:paragraph-properties fo:text-align="start" style:justify-single-word="false"/>
      <style:text-properties officeooo:rsid="0018469a" officeooo:paragraph-rsid="002b904b"/>
    </style:style>
    <style:style style:name="P8" style:family="paragraph" style:parent-style-name="Table_20_Contents"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fo:font-size="10pt" officeooo:rsid="00332afd" officeooo:paragraph-rsid="00332afd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officeooo:rsid="000d285a" officeooo:paragraph-rsid="000d285a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fo:font-size="10pt" officeooo:rsid="0029e608" officeooo:paragraph-rsid="002b904b" style:font-size-asian="10pt" style:font-size-complex="10pt"/>
    </style:style>
    <style:style style:name="P12" style:family="paragraph" style:parent-style-name="Table_20_Contents">
      <style:text-properties fo:font-size="10pt" officeooo:rsid="00391daf" officeooo:paragraph-rsid="00391daf" style:font-size-asian="10pt" style:font-size-complex="10pt"/>
    </style:style>
    <style:style style:name="P13" style:family="paragraph" style:parent-style-name="Heading" style:master-page-name="Landscape">
      <style:paragraph-properties fo:margin-top="0cm" fo:margin-bottom="0.199cm" loext:contextual-spacing="false" fo:text-align="center" style:justify-single-word="false" style:page-number="auto"/>
      <style:text-properties officeooo:paragraph-rsid="0014efef"/>
    </style:style>
    <style:style style:name="P14" style:family="paragraph" style:parent-style-name="Table_20_Contents">
      <style:text-properties fo:font-size="10pt" officeooo:rsid="00293413" officeooo:paragraph-rsid="00293413" style:font-size-asian="10pt" style:font-size-complex="10pt"/>
    </style:style>
    <style:style style:name="P15" style:family="paragraph" style:parent-style-name="Table_20_Contents">
      <style:text-properties fo:font-size="10pt" officeooo:rsid="0029e608" officeooo:paragraph-rsid="003a654a" style:font-size-asian="10pt" style:font-size-complex="10pt"/>
    </style:style>
    <style:style style:name="P16" style:family="paragraph" style:parent-style-name="Table_20_Contents">
      <style:text-properties fo:font-size="10pt" officeooo:rsid="003be0a1" officeooo:paragraph-rsid="003be0a1" style:font-size-asian="10pt" style:font-size-complex="10pt"/>
    </style:style>
    <style:style style:name="P17" style:family="paragraph" style:parent-style-name="Table_20_Contents">
      <style:text-properties fo:font-size="10pt" fo:font-weight="bold" officeooo:rsid="00391daf" officeooo:paragraph-rsid="00391daf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background-color="#eeeeee">
        <style:background-image/>
      </style:paragraph-properties>
      <style:text-properties fo:font-size="10pt" officeooo:rsid="003e29f8" officeooo:paragraph-rsid="003e29f8" style:font-size-asian="10pt" style:font-size-complex="10pt"/>
    </style:style>
    <style:style style:name="P19" style:family="paragraph" style:parent-style-name="Table_20_Heading">
      <style:paragraph-properties fo:text-align="center" style:justify-single-word="false"/>
      <style:text-properties officeooo:rsid="00391daf" officeooo:paragraph-rsid="00391daf"/>
    </style:style>
    <style:style style:name="P20" style:family="paragraph" style:parent-style-name="Table_20_Heading">
      <style:paragraph-properties fo:text-align="center" style:justify-single-word="false"/>
      <style:text-properties officeooo:rsid="003a654a" officeooo:paragraph-rsid="003a654a"/>
    </style:style>
    <style:style style:name="P21" style:family="paragraph" style:parent-style-name="Table_20_Heading">
      <style:paragraph-properties fo:text-align="center" style:justify-single-word="false"/>
      <style:text-properties officeooo:rsid="003e29f8" officeooo:paragraph-rsid="003e29f8"/>
    </style:style>
    <style:style style:name="T1" style:family="text">
      <style:text-properties fo:color="#800000"/>
    </style:style>
    <style:style style:name="T2" style:family="text">
      <style:text-properties officeooo:rsid="00343f1d"/>
    </style:style>
    <style:style style:name="T3" style:family="text">
      <style:text-properties fo:color="#808080" officeooo:rsid="00100d3a"/>
    </style:style>
    <style:style style:name="T4" style:family="text">
      <style:text-properties fo:color="#808080" officeooo:rsid="000f14e0"/>
    </style:style>
    <style:style style:name="T5" style:family="text">
      <style:text-properties officeooo:rsid="0018469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8469a" style:font-weight-asian="bold" style:font-weight-complex="bold"/>
    </style:style>
    <style:style style:name="T8" style:family="text">
      <style:text-properties fo:font-weight="bold" officeooo:rsid="0022965b" style:font-weight-asian="bold" style:font-weight-complex="bold"/>
    </style:style>
    <style:style style:name="T9" style:family="text">
      <style:text-properties officeooo:rsid="0022965b"/>
    </style:style>
    <style:style style:name="T10" style:family="text">
      <style:text-properties officeooo:rsid="0037fda5"/>
    </style:style>
    <style:style style:name="T11" style:family="text">
      <style:text-properties officeooo:rsid="003be0a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ext:p text:style-name="P13"><text:span text:style-name="T10">Протокол контроля исполнения писем за </text:span><text:span text:style-name="T7">[REPORT_PERIOD]</text:span></text:p>
      <table:table table:name="LETTERS" table:style-name="LETTERS">
        <table:table-column table:style-name="LETTERS.A"/>
        <table:table-column table:style-name="LETTERS.B"/>
        <table:table-column table:style-name="LETTERS.C"/>
        <table:table-column table:style-name="LETTERS.D"/>
        <table:table-column table:style-name="LETTERS.E"/>
        <table:table-header-rows>
          <table:table-row table:style-name="LETTERS.1">
            <table:table-cell table:style-name="LETTERS.A1" office:value-type="string">
              <text:p text:style-name="P6">№ п/п</text:p>
            </table:table-cell>
            <table:table-cell table:style-name="LETTERS.A1" office:value-type="string">
              <text:p text:style-name="P3">[HEADER1]</text:p>
            </table:table-cell>
            <table:table-cell table:style-name="LETTERS.A1" office:value-type="string">
              <text:p text:style-name="P5">Срок исполнения</text:p>
              <text:p text:style-name="P5">Статус</text:p>
            </table:table-cell>
            <table:table-cell table:style-name="LETTERS.A1" office:value-type="string">
              <text:p text:style-name="P19">Адреса[н]т</text:p>
              <text:p text:style-name="P20">Тема</text:p>
            </table:table-cell>
            <table:table-cell table:style-name="LETTERS.A1" office:value-type="string">
              <text:p text:style-name="P20">Исполнители</text:p>
              <text:p text:style-name="P21">Результат исполнения</text:p>
            </table:table-cell>
          </table:table-row>
        </table:table-header-rows>
        <table:table-row table:style-name="LETTERS.1">
          <table:table-cell table:style-name="LETTERS.A2" office:value-type="string">
            <text:p text:style-name="P10">[NN]</text:p>
          </table:table-cell>
          <table:table-cell table:style-name="LETTERS.B2" office:value-type="string">
            <text:p text:style-name="P8"><text:span text:style-name="T9">№ </text:span><text:span text:style-name="T8">[REGNUMBER]</text:span><text:span text:style-name="T9"> от</text:span> <text:span text:style-name="T5">[REGDATE]</text:span> <text:s/><text:span text:style-name="T3">(</text:span><text:span text:style-name="T4">#[ID]</text:span><text:span text:style-name="T3">)</text:span></text:p>
            <text:p text:style-name="Table_20_Contents">№ [NUMBER] от [DATE]</text:p>
          </table:table-cell>
          <table:table-cell table:style-name="LETTERS.C2" office:value-type="string">
            <text:p text:style-name="P17">[DUEDATE]</text:p>
            <text:p text:style-name="P12"><text:span text:style-name="T11">статус </text:span><text:span text:style-name="T6">[STATUS]</text:span></text:p>
          </table:table-cell>
          <table:table-cell table:style-name="LETTERS.D2" office:value-type="string">
            <text:p text:style-name="P14">[SENDER]</text:p>
            <text:p text:style-name="P15"><text:span text:style-name="T11">[</text:span>[SUBJECT]<text:span text:style-name="T11">]</text:span></text:p>
          </table:table-cell>
          <table:table-cell table:style-name="LETTERS.E2" office:value-type="string">
            <text:p text:style-name="P16">[USERS]</text:p>
            <text:p text:style-name="P18">[RESULT]</text:p>
          </table:table-cell>
        </table:table-row>
      </table:table>
      <text:p text:style-name="Preformatted_20_Text"/>
      <text:p text:style-name="P2">[USER_POSITION]<text:tab/>/ [USER_NAME] 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loext:contextual-spacing="false" fo:text-align="justify" style:justify-single-word="false" fo:text-indent="1.499cm" style:auto-text-indent="false"/>
      <style:text-properties style:font-name="Liberation Sans" fo:font-family="'Liberation Sans'" style:font-style-name="Обычный" style:font-family-generic="swiss" style:font-pitch="variable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family="'Liberation Sans'" style:font-style-name="Обычный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1" fo:font-family="'Liberation Sans'" style:font-style-name="Полужирный" style:font-family-generic="swiss" style:font-pitch="variable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loext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loext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family="'Liberation Sans'" style:font-style-name="Обычный" style:font-family-generic="swiss" style:font-pitch="variable" fo:font-size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style style:name="MT2" style:family="text">
      <style:text-properties officeooo:rsid="00343f1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9.7cm" fo:page-height="21.001cm" style:num-format="1" style:print-orientation="landscape" fo:margin-top="1cm" fo:margin-bottom="1.499cm" fo:margin-left="1.499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1</text:page-number> / <text:page-count>1</text:page-count> <text:s text:c="10"/><text:span text:style-name="MT2">[WEEK_NUMBER]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m0$Build-2</meta:generator>
    <meta:editing-duration>P1DT7H11M10S</meta:editing-duration>
    <meta:editing-cycles>42</meta:editing-cycles>
    <meta:initial-creator>Роберт Бикмансуров</meta:initial-creator>
    <meta:creation-date>2014-09-29T15:07:38.048726639</meta:creation-date>
    <dc:date>2015-10-21T16:46:36.678381799</dc:date>
    <dc:creator>Роберт Мулланурович Бикмансуров</dc:creator>
    <meta:document-statistic meta:table-count="1" meta:image-count="0" meta:object-count="0" meta:page-count="1" meta:paragraph-count="21" meta:word-count="47" meta:character-count="345" meta:non-whitespace-character-count="309"/>
  </office:meta>
</office:document-meta>
</file>